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Tim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Time1( LocalDateTime tim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Time2( LocalDateTime tim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ssue149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Bean.getTim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